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65pt"/>
    </style:style>
    <style:style style:name="co7" style:family="table-column">
      <style:table-column-properties fo:break-before="auto" style:column-width="100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9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6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35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6"/>
          <table:covered-table-cell table:number-columns-repeated="2" table:style-name="ce35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 memory: 8K @0x20400000, 6K @0x80000000</text:p>
          </table:table-cell>
          <table:covered-table-cell table:number-columns-repeated="4" table:style-name="ce4"/>
          <table:covered-table-cell table:style-name="ce26"/>
          <table:covered-table-cell table:style-name="ce35"/>
          <table:table-cell table:style-name="ce35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41065216" calcext:value-type="float">
            <text:p>541065216</text:p>
          </table:table-cell>
          <table:table-cell table:style-name="ce14" office:value-type="string" calcext:value-type="string">
            <text:p>0x20400000</text:p>
          </table:table-cell>
          <table:table-cell table:style-name="ce25"/>
          <table:table-cell table:style-name="ce32" table:formula="of:=IF(  MOD([.C6];[.B6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541073408" calcext:value-type="float">
            <text:p>541073408</text:p>
          </table:table-cell>
          <table:table-cell table:style-name="ce25" table:formula="of:=CONCATENATE(&quot;0x&quot;;DEC2HEX([.C7]))" office:value-type="string" office:string-value="0x20402000" calcext:value-type="string">
            <text:p>0x20402000</text:p>
          </table:table-cell>
          <table:table-cell table:style-name="ce25"/>
          <table:table-cell table:style-name="ce32" table:formula="of:=IF(  MOD([.C7];[.B7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0" calcext:value-type="float">
            <text:p>30</text:p>
          </table:table-cell>
          <table:table-cell table:style-name="ce4" table:formula="of:=[.C7]+[.B7]*1024" office:value-type="float" office:value="541075456" calcext:value-type="float">
            <text:p>541075456</text:p>
          </table:table-cell>
          <table:table-cell table:style-name="ce25" table:formula="of:=CONCATENATE(&quot;0x&quot;;DEC2HEX([.C8]))" office:value-type="string" office:string-value="0x20402800" calcext:value-type="string">
            <text:p>0x20402800</text:p>
          </table:table-cell>
          <table:table-cell table:style-name="ce25"/>
          <table:table-cell table:style-name="ce32" table:formula="of:=IF(  MOD([.C8];[.B8]*1024)=0; &quot;&quot;; &quot;!&quot;)" office:value-type="string" office:string-value="!" calcext:value-type="string">
            <text:p>!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8]+[.B8]*1024" office:value-type="float" office:value="541106176" calcext:value-type="float">
            <text:p>541106176</text:p>
          </table:table-cell>
          <table:table-cell table:style-name="ce25" table:formula="of:=CONCATENATE(&quot;0x&quot;;DEC2HEX([.C9]))" office:value-type="string" office:string-value="0x2040A000" calcext:value-type="string">
            <text:p>0x2040A000</text:p>
          </table:table-cell>
          <table:table-cell table:style-name="ce25"/>
          <table:table-cell table:style-name="ce32" table:formula="of:=IF(  MOD([.C9];[.B9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541114368" calcext:value-type="float">
            <text:p>541114368</text:p>
          </table:table-cell>
          <table:table-cell table:style-name="ce25" table:formula="of:=CONCATENATE(&quot;0x&quot;;DEC2HEX([.C10]))" office:value-type="string" office:string-value="0x2040C000" calcext:value-type="string">
            <text:p>0x2040C000</text:p>
          </table:table-cell>
          <table:table-cell table:style-name="ce25"/>
          <table:table-cell table:style-name="ce32" table:formula="of:=IF(  MOD([.C10];[.B10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ZONE4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541122560" calcext:value-type="float">
            <text:p>541122560</text:p>
          </table:table-cell>
          <table:table-cell table:style-name="ce25" table:formula="of:=CONCATENATE(&quot;0x&quot;;DEC2HEX([.C11]))" office:value-type="string" office:string-value="0x2040E000" calcext:value-type="string">
            <text:p>0x2040E000</text:p>
          </table:table-cell>
          <table:table-cell table:style-name="ce25"/>
          <table:table-cell table:style-name="ce32" table:formula="of:=IF(  MOD([.C11];[.B11]*1024)=0; &quot;&quot;; &quot;!&quot;)">
            <text:p/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1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35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HEX2DEC(SUBSTITUTE([.D15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  MOD([.C15];[.B15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15]+[.B15]*1024" office:value-type="float" office:value="2147489792" calcext:value-type="float">
            <text:p>2147489792</text:p>
          </table:table-cell>
          <table:table-cell table:style-name="ce25" table:formula="of:=CONCATENATE(&quot;0x&quot;;DEC2HEX([.C16]))" office:value-type="string" office:string-value="0x80001800" calcext:value-type="string">
            <text:p>0x80001800</text:p>
          </table:table-cell>
          <table:table-cell table:style-name="ce25"/>
          <table:table-cell table:style-name="ce32" table:formula="of:=IF(  MOD([.C16];[.B16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16]+[.B16]*1024" office:value-type="float" office:value="2147493888" calcext:value-type="float">
            <text:p>2147493888</text:p>
          </table:table-cell>
          <table:table-cell table:style-name="ce25" table:formula="of:=CONCATENATE(&quot;0x&quot;;DEC2HEX([.C17]))" office:value-type="string" office:string-value="0x80002800" calcext:value-type="string">
            <text:p>0x80002800</text:p>
          </table:table-cell>
          <table:table-cell table:style-name="ce25"/>
          <table:table-cell table:style-name="ce32" table:formula="of:=IF(  MOD([.C17];[.B17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3" calcext:value-type="float">
            <text:p>3</text:p>
          </table:table-cell>
          <table:table-cell table:style-name="ce4" table:formula="of:=[.C17]+[.B17]*1024" office:value-type="float" office:value="2147495936" calcext:value-type="float">
            <text:p>2147495936</text:p>
          </table:table-cell>
          <table:table-cell table:style-name="ce25" table:formula="of:=CONCATENATE(&quot;0x&quot;;DEC2HEX([.C18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  MOD([.C18];[.B18]*1024)=0; &quot;&quot;; &quot;!&quot;)" office:value-type="string" office:string-value="!" calcext:value-type="string">
            <text:p>!</text:p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formula="of:=[.C18]+[.B18]*1024" office:value-type="float" office:value="2147499008" calcext:value-type="float">
            <text:p>2147499008</text:p>
          </table:table-cell>
          <table:table-cell table:style-name="ce25" table:formula="of:=CONCATENATE(&quot;0x&quot;;DEC2HEX([.C19]))" office:value-type="string" office:string-value="0x80003C00" calcext:value-type="string">
            <text:p>0x80003C00</text:p>
          </table:table-cell>
          <table:table-cell table:style-name="ce25"/>
          <table:table-cell table:style-name="ce32" table:formula="of:=IF(  MOD([.C19];[.B19]*1024)=0; &quot;&quot;; &quot;!&quot;)">
            <text:p/>
          </table:table-cell>
          <table:table-cell table:style-name="ce35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5:.B19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35" table:number-columns-repeated="2"/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8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6"/>
          <table:table-cell table:style-name="ce35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8:26:40.64460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4T10:03:38.218856085</dc:date>
    <meta:editing-cycles>39</meta:editing-cycles>
    <meta:editing-duration>PT4H1M48S</meta:editing-duration>
    <meta:generator>LibreOffice/6.1.5.2$Linux_X86_64 LibreOffice_project/10$Build-2</meta:generator>
    <meta:document-statistic meta:table-count="1" meta:cell-count="69" meta:object-count="0"/>
  </office:meta>
</office:document-meta>
</file>